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ndAnnotationDescriptorTests.assertAtComponentOnComposedAnnotation( Class &lt; ? &gt; startClass , Class &lt; ? &gt; rootDeclaringClass , String name , Class &lt; ? extends Annotation &gt; composedAnnota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ndAnnotationDescriptorForTypesTests.findAnnotationDescriptorForTypesForNonInheritedAnnotationOn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indAnnotationDescriptorTests.findAnnotationDescriptorForNonInheritedAnnotationO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ndAnnotationDescriptorTests.findAnnotationDescriptorWithInheritedAnnotationOn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FindAnnotationDescriptorTests.findAnnotationDescriptorWithLocalAndMetaComponent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ndAnnotationDescriptorTests.findAnnotationDescriptorOnAnnotatedClassWithMissingTargetMeta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ndAnnotationDescriptorForTypesTests.findAnnotationDescriptorForTypesWithInheritedAnnotationOn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FindAnnotationDescriptorTests.findAnnotationDescriptorWithMetaComponent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ndAnnotationDescriptorTests.findAnnotationDescriptorOnMetaCycleAnnotatedClassWithMissingTargetMeta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ndAnnotationDescriptorForTypesTests.findAnnotationDescriptorForTypesWithMetaComponentAnnot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ndAnnotationDescriptorTests.findAnnotationDescriptorOnMetaMetaMetaAnnotated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ndAnnotationDescriptorForTypesTests.findAnnotationDescriptorForTypesForNonInheritedAnnotationO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archEnclosingClassTests.standardDefault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ndAnnotationDescriptorForTypesTests.findAnnotationDescriptorForTypesOnMetaCycleAnnotatedClassWithMissingTargetMeta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ndAnnotationDescriptorForTypesTests.findAnnotationDescriptorForTypesOnMetaMetaMetaAnnotated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ndAnnotationDescriptorForTypesTests.findAnnotationDescriptorForTypesOnMetaMetaAnnotated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ndAnnotationDescriptorForTypesTests.findAnnotationDescriptorForTypesWithMetaAnnotationWithDefaultAttribu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indAnnotationDescriptorForTypesTests.assertAtComponentOnComposedAnnotationForMultipleCandidateTypes( Class &lt; ? &gt; startClass , Class &lt; ? &gt; rootDeclaringClass , String name , Class &lt; ? extends Annotation &gt; composedAnnota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ndAnnotationDescriptorForTypesTests.findAnnotationDescriptorForTypesWithMetaAnnotationWithOverriddenAttribu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indAnnotationDescriptorForTypesTests.findAnnotationDescriptorForTypesWithInheritedAnnotationO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ndAnnotationDescriptorForTypesTests.findAnnotationDescriptorForTypesWithNoAnnotationPres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ndAnnotationDescriptorTests.findAnnotationDescriptorForNonInheritedAnnotationOn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archEnclosingClassTests.clearGlobalFl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ndAnnotationDescriptorTests.findAnnotationDescriptorForSubClassWithLocalMetaAnnotationAndMetaAnnotated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ndAnnotationDescriptorTests.findAnnotationDescriptorOnMetaMetaAnnotated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ndAnnotationDescriptorTests.findAnnotationDescriptorWithInheritedAnnotationO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ndAnnotationDescriptorForTypesTests.findAnnotationDescriptorForTypesWithLocalAndMetaComponent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ndAnnotationDescriptorTests.findAnnotationDescriptorForClassWithLocalMetaAnnotationAndAnnotatedSup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ndAnnotationDescriptorTests.findAnnotationDescriptorWithNoAnnotationPres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ndAnnotationDescriptorTests.findAnnotationDescriptorForClassWithLocalMetaAnnotationAndMetaAnnotated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ndAnnotationDescriptorForTypesTests.assertAtComponentOnComposedAnnotationForMultipleCandidateTypes( Class &lt; ? &gt; startClass , Class &lt; ? &gt; rootDeclaringClass , Class &lt; ? &gt; declaringClass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ndAnnotationDescriptorForTypesTests.findAnnotationDescriptorForTypesForInterfaceWithMetaAnnot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archEnclosingClassTests.overriddenDefault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ndAnnotationDescriptorForTypesTests.findAnnotationDescriptorForTypesForClassWithLocalMetaAnnotationAndMetaAnnotatedInterf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ndAnnotationDescriptorTests.assertAtComponentOnComposedAnnotation( Class &lt; ? &gt; rootDeclaringClass , String name , Class &lt; ? extends Annotation &gt; composedAnnota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ndAnnotationDescriptorTests.findAnnotationDescriptorForInterfaceWithMeta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ndAnnotationDescriptorForTypesTests.assertAtComponentOnComposedAnnotationForMultipleCandidateTypes( Class &lt; ? &gt; startClass , String name , Class &lt; ? extends Annotation &gt; composedAnnota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archEnclosingClassTests.setGlobalFlag( String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EnclosingClassTests.clearCa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ndAnnotationDescriptorForTypesTests.findAnnotationDescriptorForTypesOnAnnotatedClassWithMissingTargetMeta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ndAnnotationDescriptorTests.findAnnotationDescriptorForClassWithMetaAnnotated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ndAnnotationDescriptorForTypesTests.findAnnotationDescriptorForTypesForSubClassWithLocalMetaAnnotationAndMetaAnnotated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ndAnnotationDescriptorTests.assertAtComponentOnComposedAnnotation( Class &lt; ? &gt; startClass , Class &lt; ? &gt; rootDeclaringClass , Class &lt; ? &gt; declaringClass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ndAnnotationDescriptorForTypesTests.findAnnotationDescriptorForTypesForClassWithMetaAnnotated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